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Gentium" svg:font-family="Gentium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008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3366" draw:fill="solid" draw:fill-color="#ff3366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Arrow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color="#008000"/>
    </style:style>
    <style:style style:name="P4" style:family="paragraph">
      <style:text-properties fo:color="#008000" fo:font-size="18pt" style:font-size-asian="18pt" style:font-size-complex="18pt"/>
    </style:style>
    <style:style style:name="P5" style:family="paragraph">
      <style:text-properties fo:color="#008000" fo:font-size="14pt" style:font-size-asian="18pt" style:font-size-complex="18pt"/>
    </style:style>
    <style:style style:name="P6" style:family="paragraph">
      <style:text-properties fo:color="#ff3366"/>
    </style:style>
    <style:style style:name="P7" style:family="paragraph">
      <style:text-properties fo:color="#ff3366" fo:font-size="15pt" style:font-size-asian="18pt" style:font-size-complex="18pt"/>
    </style:style>
    <style:style style:name="P8" style:family="paragraph">
      <style:text-properties style:font-name="Gentium" fo:font-size="14pt" fo:font-style="italic" style:font-size-asian="18pt" style:font-size-complex="18pt"/>
    </style:style>
    <style:style style:name="P9" style:family="paragraph">
      <style:paragraph-properties fo:text-align="center"/>
      <style:text-properties style:font-name="Gentium" fo:font-size="14pt" fo:font-style="italic" style:font-size-asian="18pt" style:font-size-complex="18pt"/>
    </style:style>
    <style:style style:name="T1" style:family="text">
      <style:text-properties fo:color="#008000"/>
    </style:style>
    <style:style style:name="T2" style:family="text">
      <style:text-properties fo:color="#008000" style:text-position="sub 58%"/>
    </style:style>
    <style:style style:name="T3" style:family="text">
      <style:text-properties fo:color="#008000" fo:font-size="18pt" style:font-size-asian="18pt" style:font-size-complex="18pt"/>
    </style:style>
    <style:style style:name="T4" style:family="text">
      <style:text-properties fo:color="#008000" style:text-position="sub 58%" fo:font-size="18pt" style:font-size-asian="18pt" style:font-size-complex="18pt"/>
    </style:style>
    <style:style style:name="T5" style:family="text">
      <style:text-properties fo:color="#008000" fo:font-size="14pt" style:font-size-asian="18pt" style:font-size-complex="18pt"/>
    </style:style>
    <style:style style:name="T6" style:family="text">
      <style:text-properties fo:color="#ff3366" fo:font-size="15pt" style:font-size-asian="18pt" style:font-size-complex="18pt"/>
    </style:style>
    <style:style style:name="T7" style:family="text">
      <style:text-properties style:font-name="Gentium" fo:font-size="14pt" fo:font-style="italic" style:font-size-asian="18pt" style:font-size-complex="18pt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.4cm" svg:height="2.4cm" svg:x="8.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2cm" svg:y1="1.4cm" svg:x2="3.2cm" svg:y2="18.8cm">
          <text:p/>
        </draw:line>
        <draw:line draw:style-name="gr3" draw:text-style-name="P1" draw:layer="layout" svg:x1="3.2cm" svg:y1="18.8cm" svg:x2="26cm" svg:y2="18.8cm">
          <text:p/>
        </draw:line>
        <draw:path draw:style-name="gr4" draw:text-style-name="P1" draw:layer="layout" svg:width="12.77cm" svg:height="11.568cm" draw:transform="skewX (0.214850030920502) rotate (1.32749742906689) translate (8.2cm 14.2924163060806cm)" svg:viewBox="0 0 12771 11569" svg:d="M0 0c27784 3 1576 11569 1576 11569">
          <text:p/>
        </draw:path>
        <draw:line draw:style-name="gr5" draw:text-style-name="P1" draw:layer="layout" svg:x1="10.6cm" svg:y1="0.9cm" svg:x2="10.6cm" svg:y2="6.7cm">
          <text:p/>
        </draw:line>
        <draw:line draw:style-name="gr5" draw:text-style-name="P2" draw:layer="layout" svg:x1="9.6cm" svg:y1="3.4cm" svg:x2="9.6cm" svg:y2="9.2cm">
          <text:p/>
        </draw:line>
        <draw:line draw:style-name="gr5" draw:text-style-name="P1" draw:layer="layout" svg:x1="10.1cm" svg:y1="1.7cm" svg:x2="10.1cm" svg:y2="7.9cm">
          <text:p/>
        </draw:line>
        <draw:line draw:style-name="gr5" draw:text-style-name="P1" draw:layer="layout" svg:x1="16.4cm" svg:y1="6.7cm" svg:x2="10.6cm" svg:y2="6.7cm">
          <text:p/>
        </draw:line>
        <draw:line draw:style-name="gr5" draw:text-style-name="P1" draw:layer="layout" svg:x1="16.9cm" svg:y1="7.9cm" svg:x2="10.1cm" svg:y2="7.9cm">
          <text:p/>
        </draw:line>
        <draw:line draw:style-name="gr5" draw:text-style-name="P1" draw:layer="layout" svg:x1="17.4cm" svg:y1="9.2cm" svg:x2="9.6cm" svg:y2="9.2cm">
          <text:p/>
        </draw:line>
        <draw:path draw:style-name="gr5" draw:text-style-name="P1" draw:layer="layout" svg:width="7.967cm" svg:height="2.28cm" draw:transform="rotate (-0.446804288510548) translate (16.5cm 6.7cm)" svg:viewBox="0 0 7968 2281" svg:d="M0 0c5323 0 7968 2281 7968 2281">
          <text:p/>
        </draw:path>
        <draw:path draw:style-name="gr5" draw:text-style-name="P1" draw:layer="layout" svg:width="7.304cm" svg:height="2.287cm" draw:transform="skewX (-0.120951317163207) rotate (-0.510159740357943) translate (16.9cm 7.9cm)" svg:viewBox="0 0 7305 2288" svg:d="M0 0c4880 1 7305 2288 7305 2288">
          <text:p/>
        </draw:path>
        <draw:path draw:style-name="gr5" draw:text-style-name="P1" draw:layer="layout" svg:width="4.764cm" svg:height="1.734cm" draw:transform="skewX (-0.45867252742411) rotate (-0.716457657943673) translate (17.3cm 9.2cm)" svg:viewBox="0 0 4765 1735" svg:d="M0 0c3183 1 4765 1735 4765 1735">
          <text:p/>
        </draw:path>
        <draw:frame draw:style-name="gr6" draw:text-style-name="P3" draw:layer="layout" svg:width="1.094cm" svg:height="1.171cm" svg:x="22.506cm" svg:y="13.2cm">
          <draw:text-box>
            <text:p text:style-name="P3"><text:span text:style-name="T1">T</text:span><text:span text:style-name="T2">2</text:span></text:p>
          </draw:text-box>
        </draw:frame>
        <draw:frame draw:style-name="gr6" draw:text-style-name="P3" draw:layer="layout" svg:width="1.094cm" svg:height="1.171cm" svg:x="22.7cm" svg:y="11.429cm">
          <draw:text-box>
            <text:p text:style-name="P3"><text:span text:style-name="T1">T</text:span><text:span text:style-name="T2">1</text:span></text:p>
          </draw:text-box>
        </draw:frame>
        <draw:frame draw:style-name="gr6" draw:text-style-name="P4" draw:layer="layout" svg:width="1.094cm" svg:height="1.171cm" svg:x="20.6cm" svg:y="14.029cm">
          <draw:text-box>
            <text:p text:style-name="P4"><text:span text:style-name="T3">T</text:span><text:span text:style-name="T4">3</text:span></text:p>
          </draw:text-box>
        </draw:frame>
        <draw:frame draw:style-name="gr6" draw:text-style-name="P5" draw:layer="layout" svg:width="2.97cm" svg:height="0.806cm" svg:x="22.6cm" svg:y="14.4cm">
          <draw:text-box>
            <text:p><text:span text:style-name="T5">(isotherms)</text:span></text:p>
          </draw:text-box>
        </draw:frame>
        <draw:frame draw:style-name="gr6" draw:text-style-name="P7" draw:layer="layout" svg:width="0.883cm" svg:height="0.848cm" svg:x="13.2cm" svg:y="2cm">
          <draw:text-box>
            <text:p text:style-name="P6"><text:span text:style-name="T6">C</text:span></text:p>
          </draw:text-box>
        </draw:frame>
        <draw:custom-shape draw:style-name="gr7" draw:text-style-name="P1" draw:layer="layout" svg:width="0.4cm" svg:height="0.4cm" svg:x="13.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.416cm" svg:height="0.962cm" svg:x="1.784cm" svg:y="1.4cm">
          <draw:text-box>
            <text:p>lnP</text:p>
          </draw:text-box>
        </draw:frame>
        <draw:frame draw:style-name="gr6" draw:layer="layout" svg:width="0.959cm" svg:height="0.962cm" svg:x="25cm" svg:y="18.9cm">
          <draw:text-box>
            <text:p>H</text:p>
          </draw:text-box>
        </draw:frame>
        <draw:frame draw:style-name="gr6" draw:text-style-name="P8" draw:layer="layout" svg:width="3.681cm" svg:height="0.797cm" svg:x="18.4cm" svg:y="3.199cm">
          <draw:text-box>
            <text:p text:style-name="P8"><text:span text:style-name="T7">Saturated vapour</text:span></text:p>
          </draw:text-box>
        </draw:frame>
        <draw:line draw:style-name="gr8" draw:text-style-name="P1" draw:layer="layout" svg:x1="19.2cm" svg:y1="4.2cm" svg:x2="16.2cm" svg:y2="5.6cm">
          <text:p/>
        </draw:line>
        <draw:frame draw:style-name="gr6" draw:text-style-name="P8" draw:layer="layout" svg:width="3.448cm" svg:height="0.797cm" svg:x="4.2cm" svg:y="13.6cm">
          <draw:text-box>
            <text:p text:style-name="P8"><text:span text:style-name="T7">Saturated liquid</text:span></text:p>
          </draw:text-box>
        </draw:frame>
        <draw:line draw:style-name="gr8" draw:text-style-name="P1" draw:layer="layout" svg:x1="6.6cm" svg:y1="13.4cm" svg:x2="8.6cm" svg:y2="12.4cm">
          <text:p/>
        </draw:line>
        <draw:frame draw:style-name="gr6" draw:text-style-name="P9" draw:layer="layout" svg:width="3.313cm" svg:height="1.343cm" svg:x="3.887cm" svg:y="4.6cm">
          <draw:text-box>
            <text:p text:style-name="P9"><text:span text:style-name="T7">Incompressible </text:span></text:p>
            <text:p text:style-name="P9"><text:span text:style-name="T7">liquid</text:span></text:p>
          </draw:text-box>
        </draw:frame>
        <draw:line draw:style-name="gr8" draw:text-style-name="P1" draw:layer="layout" svg:x1="7cm" svg:y1="5.4cm" svg:x2="8.8cm" svg:y2="5.2cm">
          <text:p/>
        </draw:line>
        <draw:line draw:style-name="gr9" draw:text-style-name="P1" draw:layer="layout" svg:x1="9.6cm" svg:y1="9.6cm" svg:x2="17.3cm" svg:y2="9.6cm">
          <text:p/>
        </draw:line>
        <draw:frame draw:style-name="gr6" draw:layer="layout" svg:width="1.687cm" svg:height="0.986cm" svg:x="12.6cm" svg:y="9.6cm">
          <draw:text-box>
            <text:p><text:span text:style-name="T8">Δ</text:span>H<text:span text:style-name="T9">fg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Gentium" svg:font-family="Gentium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12:51:50.141579041</meta:creation-date>
    <dc:date>2016-09-23T13:13:08.317381335</dc:date>
    <meta:editing-duration>PT5M57S</meta:editing-duration>
    <meta:editing-cycles>1</meta:editing-cycles>
    <meta:document-statistic meta:object-count="52"/>
    <meta:generator>LibreOffice/4.2.8.2$Linux_X86_64 LibreOffice_project/420m0$Build-2</meta:generator>
  </office:meta>
</office:document-meta>
</file>